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e6" draw:fill-gradient-name="Linear_20_magenta_2f_green" draw:fill-hatch-name="Black_20_0_20_Degrees" draw:opacity="100%" draw:textarea-horizontal-align="left" draw:textarea-vertical-align="bottom" draw:auto-grow-height="false" draw:shadow="hidden" draw:shadow-opacity="100%"/>
    </style:style>
    <style:style style:name="gr5" style:family="graphic" style:parent-style-name="standard">
      <style:graphic-properties draw:fill="solid" draw:fill-color="#e6e6e6" draw:fill-gradient-name="Linear_20_magenta_2f_green" draw:fill-hatch-name="Black_20_0_20_Degrees" draw:opacity="50%" draw:textarea-horizontal-align="left" draw:textarea-vertical-align="bottom" draw:auto-grow-height="false" draw:shadow="hidden" draw:shadow-opacity="50%"/>
    </style:style>
    <style:style style:name="gr6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33cc66" draw:textarea-horizontal-align="justify" draw:textarea-vertical-align="top" draw:auto-grow-height="false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47b8b8" draw:textarea-horizontal-align="justify" draw:textarea-vertical-align="top" draw:auto-grow-height="false"/>
    </style:style>
    <style:style style:name="gr10" style:family="graphic" style:parent-style-name="standard">
      <style:graphic-properties draw:marker-end="Arrow" draw:marker-end-width="0.3cm" draw:textarea-vertical-align="middle"/>
    </style:style>
    <style:style style:name="gr11" style:family="graphic" style:parent-style-name="standard">
      <style:graphic-properties draw:marker-end="Arrow" draw:marker-end-width="0.3cm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3.5cm"/>
    </style:style>
    <style:style style:name="gr13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margin-top="0.2cm" fo:margin-bottom="0cm" fo:text-align="center"/>
    </style:style>
    <style:style style:name="P2" style:family="paragraph">
      <style:paragraph-properties fo:margin-top="0.2cm" fo:margin-bottom="0cm" fo:text-align="start"/>
    </style:style>
    <style:style style:name="P3" style:family="paragraph">
      <style:paragraph-properties fo:margin-top="0.2cm" fo:margin-bottom="0cm" fo:text-align="center"/>
      <style:text-properties style:text-underline-style="solid" style:text-underline-width="auto" style:text-und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5pt" style:text-underline-style="none" style:font-size-asian="15pt" style:font-size-complex="15pt"/>
    </style:style>
    <style:style style:name="T3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3" xml:id="id14" draw:id="id14" draw:layer="layout" svg:width="6.5cm" svg:height="2.5cm" svg:x="31.5cm" svg:y="2cm">
          <text:p text:style-name="P1"><text:span text:style-name="T1">Projection Matrix</text:span></text:p>
          <text:p text:style-name="P2"><text:span text:style-name="T2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6.5cm" svg:height="2.5cm" svg:x="43.5cm" svg:y="18.5cm">
          <text:p text:style-name="P1"><text:span text:style-name="T1">Template</text:span></text:p>
          <text:p text:style-name="P2"><text:span text:style-name="T2">Property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6.5cm" svg:height="2.5cm" svg:x="43.5cm" svg:y="15.5cm">
          <text:p text:style-name="P1"><text:span text:style-name="T1">Template</text:span></text:p>
          <text:p text:style-name="P2"><text:span text:style-name="T3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" draw:id="id1" draw:layer="layout" svg:width="6.5cm" svg:height="2.5cm" svg:x="4.5cm" svg:y="12cm">
          <draw:glue-point draw:id="4" svg:x="-2.692cm" svg:y="5cm"/>
          <draw:glue-point draw:id="5" svg:x="2.692cm" svg:y="5cm"/>
          <text:p text:style-name="P1"><text:span text:style-name="T1">Map Rendering</text:span></text:p>
          <text:p text:style-name="P2"><text:span text:style-name="T3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svg:x1="7.75cm" svg:y1="12cm" svg:x2="19.25cm" svg:y2="6.5cm" draw:start-shape="id1" draw:start-glue-point="0" draw:end-shape="id2" draw:end-glue-point="2" svg:d="m7750 12000v-2749h11500v-2751">
          <text:p/>
        </draw:connector>
        <draw:custom-shape draw:style-name="gr1" draw:text-style-name="P3" xml:id="id10" draw:id="id10" draw:layer="layout" svg:width="6.5cm" svg:height="2.5cm" svg:x="27.5cm" svg:y="12cm">
          <text:p text:style-name="P1"><text:span text:style-name="T1">IGC Visualisation</text:span></text:p>
          <text:p text:style-name="P2"><text:span text:style-name="T3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1" draw:id="id11" draw:layer="layout" svg:width="6.5cm" svg:height="2.5cm" svg:x="19cm" svg:y="12cm">
          <text:p text:style-name="P1"><text:span text:style-name="T1">Flight Planning</text:span></text:p>
          <text:p text:style-name="P2"><text:span text:style-name="T3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" draw:id="id3" draw:layer="layout" svg:width="6.5cm" svg:height="2.5cm" svg:x="3.5cm" svg:y="19cm">
          <text:p text:style-name="P1"><text:span text:style-name="T1">OSG Rendering</text:span></text:p>
          <text:p text:style-name="P1"><text:span text:style-name="T1"/></text:p>
          <text:p text:style-name="P2"><text:span text:style-name="T3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svg:x1="6.75cm" svg:y1="19cm" svg:x2="7.75cm" svg:y2="14.5cm" draw:start-shape="id3" draw:start-glue-point="0" draw:end-shape="id1" svg:d="m6750 19000v-2249h1000v-2251">
          <text:p/>
        </draw:connector>
        <draw:custom-shape draw:style-name="gr3" draw:text-style-name="P4" xml:id="id7" draw:id="id7" draw:layer="layout" svg:width="3cm" svg:height="1.5cm" svg:x="26.5cm" svg:y="27.5cm">
          <text:p text:style-name="P4">IGC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4" draw:layer="layout" svg:width="4.5cm" svg:height="2cm" svg:x="10.5cm" svg:y="28cm">
          <text:p text:style-name="P4">Turn-point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4" draw:layer="layout" svg:width="4.5cm" svg:height="2cm" svg:x="10.5cm" svg:y="26.5cm">
          <text:p text:style-name="P4">Airfield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4" draw:layer="layout" svg:width="4.5cm" svg:height="2cm" svg:x="10.5cm" svg:y="25cm">
          <text:p text:style-name="P4">Airspac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4" xml:id="id5" draw:id="id5" draw:layer="layout" svg:width="4.5cm" svg:height="2cm" svg:x="10.5cm" svg:y="23.5cm">
          <text:p text:style-name="P4">Map Label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4" draw:layer="layout" svg:width="4.5cm" svg:height="2.5cm" svg:x="1cm" svg:y="27.5cm">
          <text:p text:style-name="P4">Terrain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4" draw:layer="layout" svg:width="4.5cm" svg:height="2.5cm" svg:x="1cm" svg:y="25.5cm">
          <text:p text:style-name="P4">Vector Map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4" xml:id="id4" draw:id="id4" draw:layer="layout" svg:width="4.5cm" svg:height="2.5cm" svg:x="1cm" svg:y="23.5cm">
          <text:p text:style-name="P4">Raster Map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4" draw:layer="layout" svg:x1="3.25cm" svg:y1="23.5cm" svg:x2="6.75cm" svg:y2="21.5cm" draw:start-shape="id4" draw:start-glue-point="5" draw:end-shape="id3" draw:end-glue-point="2" svg:d="m3250 23500v-999h3500v-1001">
          <text:p/>
        </draw:connector>
        <draw:custom-shape draw:style-name="gr1" draw:text-style-name="P3" xml:id="id6" draw:id="id6" draw:layer="layout" svg:width="6.5cm" svg:height="2.5cm" svg:x="13cm" svg:y="19cm">
          <text:p text:style-name="P1"><text:span text:style-name="T1">Map Data Access</text:span></text:p>
          <text:p text:style-name="P2"><text:span text:style-name="T3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2" draw:id="id2" draw:layer="layout" svg:width="6.5cm" svg:height="2.5cm" svg:x="16cm" svg:y="4cm">
          <text:p text:style-name="P1"><text:span text:style-name="T1">Drawing</text:span></text:p>
          <text:p text:style-name="P2"><text:span text:style-name="T3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svg:x1="12.75cm" svg:y1="23.5cm" svg:x2="16.25cm" svg:y2="21.5cm" draw:start-shape="id5" draw:start-glue-point="5" draw:end-shape="id6" draw:end-glue-point="2" svg:d="m12750 23500v-999h3500v-1001">
          <text:p/>
        </draw:connector>
        <draw:custom-shape draw:style-name="gr1" draw:text-style-name="P3" xml:id="id8" draw:id="id8" draw:layer="layout" svg:width="6.5cm" svg:height="2.5cm" svg:x="27.5cm" svg:y="21cm">
          <text:p text:style-name="P1"><text:span text:style-name="T1">IGC File Loader</text:span></text:p>
          <text:p text:style-name="P2"><text:span text:style-name="T3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svg:x1="28cm" svg:y1="27.5cm" svg:x2="30.75cm" svg:y2="23.5cm" draw:start-shape="id7" draw:start-glue-point="5" draw:end-shape="id8" draw:end-glue-point="2" svg:d="m28000 27500v-1999h2750v-2001">
          <text:p/>
        </draw:connector>
        <draw:custom-shape draw:style-name="gr1" draw:text-style-name="P3" xml:id="id9" draw:id="id9" draw:layer="layout" svg:width="6.5cm" svg:height="2.5cm" svg:x="27.5cm" svg:y="16.5cm">
          <text:p text:style-name="P1"><text:span text:style-name="T1">IGC Data Access</text:span></text:p>
          <text:p text:style-name="P2"><text:span text:style-name="T3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svg:x1="30.75cm" svg:y1="21cm" svg:x2="30.75cm" svg:y2="19cm" draw:start-shape="id8" draw:start-glue-point="0" draw:end-shape="id9" draw:end-glue-point="2" svg:d="m30750 21000v-2000">
          <text:p/>
        </draw:connector>
        <draw:connector draw:style-name="gr2" draw:text-style-name="P4" draw:layer="layout" svg:x1="30.75cm" svg:y1="16.5cm" svg:x2="30.75cm" svg:y2="14.5cm" draw:start-shape="id9" draw:start-glue-point="0" draw:end-shape="id10" svg:d="m30750 16500v-2000">
          <text:p/>
        </draw:connector>
        <draw:connector draw:style-name="gr2" draw:text-style-name="P4" draw:layer="layout" svg:x1="16.25cm" svg:y1="19cm" svg:x2="22.25cm" svg:y2="14.5cm" draw:start-shape="id6" draw:start-glue-point="0" draw:end-shape="id11" draw:end-glue-point="2" svg:d="m16250 19000v-2249h6000v-2251">
          <text:p/>
        </draw:connector>
        <draw:custom-shape draw:style-name="gr1" draw:text-style-name="P3" xml:id="id13" draw:id="id13" draw:layer="layout" svg:width="6.5cm" svg:height="2.5cm" svg:x="31.5cm" svg:y="6.5cm">
          <text:p text:style-name="P1"><text:span text:style-name="T1">ModelView Matrix</text:span></text:p>
          <text:p text:style-name="P2"><text:span text:style-name="T3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2" draw:id="id12" draw:layer="layout" svg:width="6.5cm" svg:height="2.5cm" svg:x="38cm" svg:y="12cm">
          <text:p text:style-name="P1"><text:span text:style-name="T1">GUI</text:span></text:p>
          <text:p text:style-name="P2"><text:span text:style-name="T3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svg:x1="41.25cm" svg:y1="12cm" svg:x2="38cm" svg:y2="7.75cm" draw:start-shape="id12" draw:start-glue-point="0" draw:end-shape="id13" draw:end-glue-point="1" svg:d="m41250 12000v-4250h-3250">
          <text:p/>
        </draw:connector>
        <draw:connector draw:style-name="gr2" draw:text-style-name="P4" draw:layer="layout" svg:x1="31.5cm" svg:y1="7.75cm" svg:x2="22.5cm" svg:y2="5.25cm" draw:start-shape="id13" draw:start-glue-point="3" draw:end-shape="id2" draw:end-glue-point="1" svg:d="m31500 7750h-4500v-2500h-4500">
          <text:p/>
        </draw:connector>
        <draw:connector draw:style-name="gr2" draw:text-style-name="P4" draw:layer="layout" svg:x1="22.25cm" svg:y1="12cm" svg:x2="19.25cm" svg:y2="6.5cm" draw:start-shape="id11" draw:start-glue-point="0" draw:end-shape="id2" svg:d="m22250 12000v-2749h-3000v-2751">
          <text:p/>
        </draw:connector>
        <draw:connector draw:style-name="gr2" draw:text-style-name="P4" draw:layer="layout" svg:x1="30.75cm" svg:y1="12cm" svg:x2="19.25cm" svg:y2="6.5cm" draw:start-shape="id10" draw:start-glue-point="0" draw:end-shape="id2" draw:end-glue-point="2" svg:d="m30750 12000v-2749h-11500v-2751">
          <text:p/>
        </draw:connector>
        <draw:connector draw:style-name="gr2" draw:text-style-name="P4" draw:layer="layout" svg:x1="41.25cm" svg:y1="12cm" svg:x2="38cm" svg:y2="3.25cm" draw:start-shape="id12" draw:start-glue-point="0" draw:end-shape="id14" draw:end-glue-point="1" svg:d="m41250 12000v-8750h-3250">
          <text:p/>
        </draw:connector>
        <draw:connector draw:style-name="gr2" draw:text-style-name="P4" draw:layer="layout" svg:x1="31.5cm" svg:y1="3.25cm" svg:x2="22.5cm" svg:y2="5.25cm" draw:start-shape="id14" draw:start-glue-point="3" draw:end-shape="id2" draw:end-glue-point="1" svg:d="m31500 3250h-4500v2000h-4500">
          <text:p/>
        </draw:connector>
        <draw:connector draw:style-name="gr2" draw:text-style-name="P4" draw:layer="layout" svg:x1="16.25cm" svg:y1="19cm" svg:x2="9.499cm" svg:y2="14.5cm" draw:start-shape="id6" draw:start-glue-point="0" draw:end-shape="id1" draw:end-glue-point="5" svg:d="m16250 19000v-2249h-6751v-2251">
          <text:p/>
        </draw:connector>
      </draw:page>
      <draw:page draw:name="page2" draw:style-name="dp1" draw:master-page-name="Výchozí">
        <draw:custom-shape draw:style-name="gr4" draw:text-style-name="P5" draw:layer="layout" svg:width="24.5cm" svg:height="9cm" svg:x="4.5cm" svg:y="29cm">
          <text:p text:style-name="P5">Local Dis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0cm" svg:height="8cm" svg:x="1cm" svg:y="28.5cm">
          <text:p text:style-name="P5">Inter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4.5cm" svg:height="2cm" svg:x="11.5cm" svg:y="34cm">
          <text:p text:style-name="P4">Turn-point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4" draw:layer="layout" svg:width="4.5cm" svg:height="2cm" svg:x="11.5cm" svg:y="32.5cm">
          <text:p text:style-name="P4">Airfield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4" xml:id="id30" draw:id="id30" draw:layer="layout" svg:width="4.5cm" svg:height="2cm" svg:x="11.5cm" svg:y="31cm">
          <text:p text:style-name="P4">Airspac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4" draw:layer="layout" svg:width="4.5cm" svg:height="2cm" svg:x="5.5cm" svg:y="34cm">
          <text:p text:style-name="P4">Map Label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4" draw:layer="layout" svg:width="4.5cm" svg:height="2cm" svg:x="5.5cm" svg:y="32.5cm">
          <text:p text:style-name="P4">Terrain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4" draw:layer="layout" svg:width="4.5cm" svg:height="2cm" svg:x="5.5cm" svg:y="31cm">
          <text:p text:style-name="P4">Vector Map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4" xml:id="id19" draw:id="id19" draw:layer="layout" svg:width="4.5cm" svg:height="2cm" svg:x="5.5cm" svg:y="29.5cm">
          <text:p text:style-name="P4">Raster Map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3" xml:id="id18" draw:id="id18" draw:layer="layout" svg:width="6.5cm" svg:height="2.5cm" svg:x="6.5cm" svg:y="10.5cm">
          <text:p text:style-name="P1"><text:span text:style-name="T1">Map View</text:span></text:p>
          <text:p text:style-name="P2"><text:span text:style-name="T3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20" draw:id="id20" draw:layer="layout" svg:width="6.5cm" svg:height="2.5cm" svg:x="4.5cm" svg:y="24cm">
          <draw:glue-point draw:id="4" svg:x="-1.923cm" svg:y="-5cm"/>
          <draw:glue-point draw:id="5" svg:x="1.923cm" svg:y="-5cm"/>
          <text:p text:style-name="P1"><text:span text:style-name="T1">Map Data Access</text:span></text:p>
          <text:p text:style-name="P2"><text:span text:style-name="T3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21" draw:id="id21" draw:layer="layout" svg:width="6.5cm" svg:height="2.5cm" svg:x="0.5cm" svg:y="16.5cm">
          <text:p text:style-name="P1"><text:span text:style-name="T1">Map Rendering</text:span></text:p>
          <text:p text:style-name="P2"><text:span text:style-name="T3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7" draw:id="id17" draw:layer="layout" svg:width="6.5cm" svg:height="2.5cm" svg:x="14.5cm" svg:y="16.5cm">
          <text:p text:style-name="P1"><text:span text:style-name="T1">IGC Visualisation</text:span></text:p>
          <text:p text:style-name="P2"><text:span text:style-name="T3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6" draw:id="id16" draw:layer="layout" svg:width="6.5cm" svg:height="2.5cm" svg:x="23.5cm" svg:y="22cm">
          <draw:glue-point draw:id="4" svg:x="2.692cm" svg:y="-5cm"/>
          <draw:glue-point draw:id="5" svg:x="-1.923cm" svg:y="-5cm"/>
          <draw:glue-point draw:id="6" svg:x="1.923cm" svg:y="-5cm"/>
          <text:p text:style-name="P1"><text:span text:style-name="T1">IGC Data Access</text:span></text:p>
          <text:p text:style-name="P2"><text:span text:style-name="T3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line-skew="-2.251cm" svg:x1="25.75cm" svg:y1="34cm" svg:x2="26.75cm" svg:y2="24.5cm" draw:start-shape="id15" draw:start-glue-point="5" draw:end-shape="id16" draw:end-glue-point="2" svg:d="m25750 34000v-7000h1000v-2500">
          <text:p/>
        </draw:connector>
        <draw:connector draw:style-name="gr2" draw:text-style-name="P4" draw:layer="layout" svg:x1="26.75cm" svg:y1="22cm" svg:x2="21cm" svg:y2="17.75cm" draw:start-shape="id16" draw:start-glue-point="0" draw:end-shape="id17" draw:end-glue-point="1" svg:d="m26750 22000v-4250h-5750">
          <text:p/>
        </draw:connector>
        <draw:custom-shape draw:style-name="gr7" draw:text-style-name="P3" xml:id="id28" draw:id="id28" draw:layer="layout" svg:width="6.5cm" svg:height="2.5cm" svg:x="17cm" svg:y="4cm">
          <text:p text:style-name="P1"><text:span text:style-name="T1">Main Window</text:span></text:p>
          <text:p text:style-name="P2"><text:span text:style-name="T2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svg:x1="17.75cm" svg:y1="16.5cm" svg:x2="9.75cm" svg:y2="13cm" draw:start-shape="id17" draw:start-glue-point="0" draw:end-shape="id18" svg:d="m17750 16500v-1749h-8000v-1751">
          <text:p/>
        </draw:connector>
        <draw:custom-shape draw:style-name="gr4" draw:text-style-name="P5" xml:id="id29" draw:id="id29" draw:layer="layout" svg:width="27cm" svg:height="5.5cm" svg:x="22.5cm" svg:y="10.5cm">
          <text:p text:style-name="P5">G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22" draw:id="id22" draw:layer="layout" svg:width="6.5cm" svg:height="2.5cm" svg:x="36cm" svg:y="12cm">
          <text:p text:style-name="P1"><text:span text:style-name="T1">IGC GUI</text:span></text:p>
          <text:p text:style-name="P2"><text:span text:style-name="T2">Graph, buttons, ...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svg:x1="7.75cm" svg:y1="29.5cm" svg:x2="7.75cm" svg:y2="26.5cm" draw:start-shape="id19" draw:start-glue-point="5" draw:end-shape="id20" draw:end-glue-point="2" svg:d="m7750 29500v-3000">
          <text:p/>
        </draw:connector>
        <draw:connector draw:style-name="gr2" draw:text-style-name="P4" draw:layer="layout" svg:x1="6.501cm" svg:y1="24cm" svg:x2="3.75cm" svg:y2="19cm" draw:start-shape="id20" draw:start-glue-point="4" draw:end-shape="id21" draw:end-glue-point="2" svg:d="m6501 24000v-2499h-2751v-2501">
          <text:p/>
        </draw:connector>
        <draw:connector draw:style-name="gr2" draw:text-style-name="P4" draw:layer="layout" svg:x1="3.75cm" svg:y1="16.5cm" svg:x2="9.75cm" svg:y2="13cm" draw:start-shape="id21" draw:start-glue-point="0" draw:end-shape="id18" draw:end-glue-point="2" svg:d="m3750 16500v-1749h6000v-1751">
          <text:p/>
        </draw:connector>
        <draw:connector draw:style-name="gr2" draw:text-style-name="P4" draw:layer="layout" draw:line-skew="-0.251cm" svg:x1="27.999cm" svg:y1="22cm" svg:x2="39.25cm" svg:y2="14.5cm" draw:start-shape="id16" draw:start-glue-point="6" draw:end-shape="id22" draw:end-glue-point="2" svg:d="m27999 22000v-4000h11251v-3500">
          <text:p/>
        </draw:connector>
        <draw:custom-shape draw:style-name="gr1" draw:text-style-name="P3" xml:id="id23" draw:id="id23" draw:layer="layout" svg:width="6.5cm" svg:height="2.5cm" svg:x="7.5cm" svg:y="16.5cm">
          <text:p text:style-name="P1"><text:span text:style-name="T1">Task Rendering</text:span></text:p>
          <text:p text:style-name="P1"><text:span text:style-name="T2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svg:x1="10.75cm" svg:y1="16.5cm" svg:x2="9.75cm" svg:y2="13cm" draw:start-shape="id23" draw:start-glue-point="0" draw:end-shape="id18" draw:end-glue-point="2" svg:d="m10750 16500v-1749h-1000v-1751">
          <text:p/>
        </draw:connector>
        <draw:connector draw:style-name="gr2" draw:text-style-name="P4" draw:layer="layout" draw:type="curve" draw:line-skew="1.749cm" svg:x1="8.999cm" svg:y1="24cm" svg:x2="26.25cm" svg:y2="14.5cm" draw:start-shape="id20" draw:start-glue-point="5" draw:end-shape="id24" draw:end-glue-point="2" svg:d="m8999 24000c0-4500 17251 250 17251-9500">
          <text:p/>
        </draw:connector>
        <draw:custom-shape draw:style-name="gr7" draw:text-style-name="P3" xml:id="id24" draw:id="id24" draw:layer="layout" svg:width="6.5cm" svg:height="2.5cm" svg:x="23cm" svg:y="12cm">
          <text:p text:style-name="P1"><text:span text:style-name="T1">Map GUI</text:span></text:p>
          <text:p text:style-name="P2"><text:span text:style-name="T3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26" draw:id="id26" draw:layer="layout" svg:width="4.5cm" svg:height="2cm" svg:x="17.5cm" svg:y="34cm">
          <draw:glue-point draw:id="9" svg:x="2.777cm" svg:y="-5cm"/>
          <text:p text:style-name="P4">Task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3" xml:id="id25" draw:id="id25" draw:layer="layout" svg:width="6.5cm" svg:height="2.5cm" svg:x="14.5cm" svg:y="24cm">
          <draw:glue-point draw:id="4" svg:x="-1.923cm" svg:y="-5cm"/>
          <draw:glue-point draw:id="5" svg:x="1.923cm" svg:y="-5cm"/>
          <text:p text:style-name="P1"><text:span text:style-name="T1">Task Data Access</text:span></text:p>
          <text:p text:style-name="P2"><text:span text:style-name="T3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5" draw:id="id15" draw:layer="layout" svg:width="4.5cm" svg:height="2cm" svg:x="23.5cm" svg:y="34cm">
          <text:p text:style-name="P4">IGC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4" draw:layer="layout" draw:line-skew="-1.001cm" svg:x1="16.501cm" svg:y1="24cm" svg:x2="10.75cm" svg:y2="19cm" draw:start-shape="id25" draw:start-glue-point="4" draw:end-shape="id23" svg:d="m16501 24000v-3500h-5751v-1500">
          <text:p/>
        </draw:connector>
        <draw:custom-shape draw:style-name="gr7" draw:text-style-name="P3" xml:id="id27" draw:id="id27" draw:layer="layout" svg:width="6.5cm" svg:height="2.5cm" svg:x="29.5cm" svg:y="12cm">
          <draw:glue-point draw:id="4" svg:x="-2.692cm" svg:y="5cm"/>
          <text:p text:style-name="P1"><text:span text:style-name="T1">Task GUI</text:span></text:p>
          <text:p text:style-name="P2"><text:span text:style-name="T3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line-skew="-2.251cm" svg:x1="17.75cm" svg:y1="26.5cm" svg:x2="19.75cm" svg:y2="34cm" draw:start-shape="id25" draw:start-glue-point="2" draw:end-shape="id26" draw:end-glue-point="5" svg:d="m17750 26500v1500h2000v6000">
          <text:p/>
        </draw:connector>
        <draw:connector draw:style-name="gr8" draw:text-style-name="P4" draw:layer="layout" draw:type="curve" draw:line-skew="1.249cm" svg:x1="18.999cm" svg:y1="24cm" svg:x2="32.75cm" svg:y2="14.5cm" draw:start-shape="id25" draw:start-glue-point="5" draw:end-shape="id27" svg:d="m18999 24000c0-5250 13751-500 13751-9500">
          <text:p/>
        </draw:connector>
        <draw:connector draw:style-name="gr2" draw:text-style-name="P4" draw:layer="layout" svg:x1="9.75cm" svg:y1="10.5cm" svg:x2="20.25cm" svg:y2="6.5cm" draw:start-shape="id18" draw:start-glue-point="0" draw:end-shape="id28" draw:end-glue-point="2" svg:d="m9750 10500v-1999h10500v-2001">
          <text:p/>
        </draw:connector>
        <draw:connector draw:style-name="gr2" draw:text-style-name="P4" draw:layer="layout" svg:x1="36cm" svg:y1="10.5cm" svg:x2="20.25cm" svg:y2="6.5cm" draw:start-shape="id29" draw:start-glue-point="0" draw:end-shape="id28" draw:end-glue-point="2" svg:d="m36000 10500v-1999h-15750v-2001">
          <text:p/>
        </draw:connector>
        <draw:custom-shape draw:style-name="gr9" draw:text-style-name="P3" xml:id="id32" draw:id="id32" draw:layer="layout" svg:width="6.5cm" svg:height="2.5cm" svg:x="35cm" svg:y="24cm">
          <draw:glue-point draw:id="4" svg:x="-3.461cm" svg:y="5cm"/>
          <draw:glue-point draw:id="5" svg:x="2.692cm" svg:y="5cm"/>
          <draw:glue-point draw:id="6" svg:x="-1.923cm" svg:y="5cm"/>
          <text:p text:style-name="P1"><text:span text:style-name="T1">FR Communication</text:span></text:p>
          <text:p text:style-name="P2"><text:span text:style-name="T3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2cm" svg:height="5cm" svg:x="35cm" svg:y="32.5cm">
          <text:p text:style-name="P5">Flight Recor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31" draw:id="id31" draw:layer="layout" svg:width="4.5cm" svg:height="2cm" svg:x="41.5cm" svg:y="34cm">
          <text:p text:style-name="P4">IGC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4" xml:id="id33" draw:id="id33" draw:layer="layout" svg:width="4.5cm" svg:height="2cm" svg:x="36cm" svg:y="34cm">
          <text:p text:style-name="P4">Task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0" draw:text-style-name="P4" draw:layer="layout" draw:line-skew="-0.751cm" svg:x1="13.75cm" svg:y1="31cm" svg:x2="7.75cm" svg:y2="26.5cm" draw:start-shape="id30" draw:start-glue-point="5" draw:end-shape="id20" draw:end-glue-point="2" svg:d="m13750 31000v-3000h-6000v-1500">
          <text:p/>
        </draw:connector>
        <draw:connector draw:style-name="gr11" draw:text-style-name="P4" draw:layer="layout" svg:x1="43.75cm" svg:y1="34cm" svg:x2="39.999cm" svg:y2="26.5cm" draw:start-shape="id31" draw:start-glue-point="5" draw:end-shape="id32" draw:end-glue-point="5" svg:d="m43750 34000v-3749h-3751v-3751">
          <text:p/>
        </draw:connector>
        <draw:connector draw:style-name="gr10" draw:text-style-name="P4" draw:layer="layout" svg:x1="38.25cm" svg:y1="26.5cm" svg:x2="38.25cm" svg:y2="34cm" draw:start-shape="id32" draw:start-glue-point="2" draw:end-shape="id33" draw:end-glue-point="5" svg:d="m38250 26500v7500">
          <text:p/>
        </draw:connector>
        <draw:custom-shape draw:style-name="gr7" draw:text-style-name="P3" xml:id="id34" draw:id="id34" draw:layer="layout" svg:width="6.5cm" svg:height="2.5cm" svg:x="42.5cm" svg:y="12cm">
          <text:p text:style-name="P1"><text:span text:style-name="T1">FR Comm. GUI</text:span></text:p>
          <text:p text:style-name="P2"><text:span text:style-name="T3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4" draw:layer="layout" draw:line-skew="1.749cm" svg:x1="38.25cm" svg:y1="24cm" svg:x2="45.75cm" svg:y2="14.5cm" draw:start-shape="id32" draw:start-glue-point="0" draw:end-shape="id34" draw:end-glue-point="2" svg:d="m38250 24000v-3000h7500v-6500">
          <text:p/>
        </draw:connector>
        <draw:connector draw:style-name="gr10" draw:text-style-name="P4" draw:layer="layout" draw:type="curve" svg:x1="21cm" svg:y1="25.25cm" svg:x2="36.001cm" svg:y2="26.5cm" draw:start-shape="id25" draw:start-glue-point="1" draw:end-shape="id32" draw:end-glue-point="4" svg:d="m21000 25250c10500 0 8750 876 9875 1377s5126 626 5126-127">
          <text:p/>
        </draw:connector>
        <draw:connector draw:style-name="gr10" draw:text-style-name="P4" draw:layer="layout" draw:type="curve" svg:x1="37.001cm" svg:y1="26.5cm" svg:x2="28cm" svg:y2="35cm" draw:start-shape="id32" draw:start-glue-point="6" draw:end-shape="id15" draw:end-glue-point="8" svg:d="m37001 26500c0 5667-3000 8500-9001 8500">
          <text:p/>
        </draw:connector>
        <draw:connector draw:style-name="gr11" draw:text-style-name="P6" draw:layer="layout" svg:x1="35cm" svg:y1="25.25cm" svg:x2="30cm" svg:y2="23.25cm" draw:start-shape="id32" draw:start-glue-point="3" draw:end-shape="id16" draw:end-glue-point="1" svg:d="m35000 25250h-2500v-2000h-2500">
          <text:p/>
        </draw:connector>
        <draw:frame draw:style-name="gr12" draw:text-style-name="P7" draw:layer="layout" svg:width="40.5cm" svg:height="3.75cm" svg:x="4.5cm" svg:y="1cm">
          <draw:text-box>
            <text:p text:style-name="P7"><text:span text:style-name="T4">Data Flow, version 0.1</text:span></text:p>
            <text:p text:style-name="P7"><text:span text:style-name="T5">This diagram shows flow of IGCs, tasks and map data.</text:span></text:p>
          </draw:text-box>
        </draw:frame>
        <draw:connector draw:style-name="gr10" draw:text-style-name="P4" draw:layer="layout" draw:type="curve" draw:line-skew="1.749cm" svg:x1="8.999cm" svg:y1="24cm" svg:x2="31.001cm" svg:y2="14.5cm" draw:start-shape="id20" draw:start-glue-point="5" draw:end-shape="id27" draw:end-glue-point="4" svg:d="m8999 24000c0-4500 22002 250 22002-9500">
          <text:p/>
        </draw:connector>
        <draw:frame draw:style-name="gr13" draw:text-style-name="P4" draw:layer="layout" svg:width="4cm" svg:height="0.806cm" svg:x="30cm" svg:y="22.294cm">
          <draw:text-box>
            <text:p text:style-name="P4"><text:span text:style-name="T6">IGC File</text:span></text:p>
          </draw:text-box>
        </draw:frame>
        <draw:frame draw:style-name="gr13" draw:text-style-name="P4" draw:layer="layout" svg:width="4cm" svg:height="0.806cm" svg:x="40.5cm" svg:y="26.694cm">
          <draw:text-box>
            <text:p text:style-name="P4"><text:span text:style-name="T6">IGC File</text:span></text:p>
          </draw:text-box>
        </draw:frame>
        <draw:frame draw:style-name="gr13" draw:text-style-name="P4" draw:layer="layout" svg:width="4cm" svg:height="0.806cm" svg:x="29.5cm" svg:y="33.9cm">
          <draw:text-box>
            <text:p text:style-name="P4"><text:span text:style-name="T6">IGC File</text:span></text:p>
          </draw:text-box>
        </draw:frame>
        <draw:frame draw:style-name="gr13" draw:text-style-name="P4" draw:layer="layout" svg:width="4cm" svg:height="0.806cm" svg:x="38.3cm" svg:y="32.694cm">
          <draw:text-box>
            <text:p text:style-name="P4"><text:span text:style-name="T6">Task</text:span></text:p>
          </draw:text-box>
        </draw:frame>
        <draw:frame draw:style-name="gr13" draw:text-style-name="P4" draw:layer="layout" svg:width="4cm" svg:height="0.806cm" svg:x="33cm" svg:y="26.194cm">
          <draw:text-box>
            <text:p text:style-name="P4"><text:span text:style-name="T6">Task</text:span></text:p>
          </draw:text-box>
        </draw:frame>
        <draw:frame draw:style-name="gr13" draw:text-style-name="P4" draw:layer="layout" svg:width="10cm" svg:height="0.806cm" svg:x="45.8cm" svg:y="16.194cm">
          <draw:text-box>
            <text:p text:style-name="P4"><text:span text:style-name="T6">Comm. status, File list, Thumbnails</text:span></text:p>
          </draw:text-box>
        </draw:frame>
        <draw:frame draw:style-name="gr13" draw:text-style-name="P5" draw:layer="layout" svg:width="5.5cm" svg:height="1.361cm" svg:x="39.2cm" svg:y="16.2cm">
          <draw:text-box>
            <text:p text:style-name="P5"><text:span text:style-name="T6">IGC Data</text:span></text:p>
            <text:p text:style-name="P5"><text:span text:style-name="T6">(for graph rendering)</text:span></text:p>
          </draw:text-box>
        </draw:frame>
        <draw:frame draw:style-name="gr13" draw:text-style-name="P4" draw:layer="layout" svg:width="4cm" svg:height="0.806cm" svg:x="24.5cm" svg:y="26.194cm">
          <draw:text-box>
            <text:p text:style-name="P4"><text:span text:style-name="T6">IGC File</text:span></text:p>
          </draw:text-box>
        </draw:frame>
        <draw:frame draw:style-name="gr13" draw:text-style-name="P5" draw:layer="layout" svg:width="5.5cm" svg:height="1.361cm" svg:x="20.9cm" svg:y="16.339cm">
          <draw:text-box>
            <text:p text:style-name="P5"><text:span text:style-name="T6">IGC Data</text:span></text:p>
            <text:p text:style-name="P5"><text:span text:style-name="T6">(for visualization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magenta_2f_green" draw:display-name="Linear magenta/green" draw:style="linear" draw:start-color="#6b0094" draw:end-color="#00ff00" draw:start-intensity="100%" draw:end-intensity="100%" draw:angle="150" draw:border="25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47b8b8" draw:fill-gradient-name="Gradient_20_7" draw:fill-hatch-name="Hatch_20_1" draw:fill-image-name="Bitmape_20_1" draw:fill-image-width="0cm" draw:fill-image-height="0cm" draw:textarea-horizontal-align="left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9T13:22:23.48</meta:creation-date>
    <dc:date>2011-10-31T12:57:04.71</dc:date>
    <meta:editing-duration>PT9H21M44S</meta:editing-duration>
    <meta:editing-cycles>9</meta:editing-cycles>
    <meta:generator>OpenOffice.org/3.3$Win32 OpenOffice.org_project/330m20$Build-9567</meta:generator>
    <meta:document-statistic meta:object-count="96"/>
  </office:meta>
</office:document-meta>
</file>